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3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9.208cm"/>
    </style:style>
    <style:style style:name="co4" style:family="table-column">
      <style:table-column-properties fo:break-before="auto" style:column-width="10.202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5.964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81d41a" fo:border="0.06pt solid #000000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/>
    <style:style style:name="ce7" style:family="table-cell" style:parent-style-name="Default" style:data-style-name="N0">
      <style:table-cell-properties fo:background-color="#ff8000" fo:border="0.06pt solid #000000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0.74pt solid #000000"/>
    </style:style>
    <style:style style:name="ce15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114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Datasets" table:style-name="ta1">
        <table:table-column table:style-name="co1" table:default-cell-style-name="ce11"/>
        <table:table-column table:style-name="co2" table:number-columns-repeated="7" table:default-cell-style-name="ce11"/>
        <table:table-column table:style-name="co3" table:default-cell-style-name="ce11"/>
        <table:table-column table:style-name="co2" table:number-columns-repeated="4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number-columns-repeated="1008" table:default-cell-style-name="ce11"/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Temporal</text:p>
          </table:table-cell>
          <table:table-cell table:style-name="ce9" office:value-type="string" calcext:value-type="string">
            <text:p>Start year</text:p>
          </table:table-cell>
          <table:table-cell table:style-name="ce9" office:value-type="string" calcext:value-type="string">
            <text:p>1981 to 2005</text:p>
          </table:table-cell>
          <table:table-cell table:style-name="ce9" office:value-type="string" calcext:value-type="string">
            <text:p>2006 to 2022 </text:p>
          </table:table-cell>
          <table:table-cell table:style-name="ce9" office:value-type="string" calcext:value-type="string">
            <text:p>Include?</text:p>
          </table:table-cell>
          <table:table-cell table:style-name="ce9" office:value-type="string" calcext:value-type="string">
            <text:p>Christiaan?</text:p>
          </table:table-cell>
          <table:table-cell/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Temporal</text:p>
          </table:table-cell>
          <table:table-cell table:style-name="ce9" office:value-type="string" calcext:value-type="string">
            <text:p>Start year</text:p>
          </table:table-cell>
          <table:table-cell table:style-name="ce9" office:value-type="string" calcext:value-type="string">
            <text:p>Include?</text:p>
          </table:table-cell>
          <table:table-cell/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Temporal</text:p>
          </table:table-cell>
          <table:table-cell table:style-name="ce9" office:value-type="string" calcext:value-type="string">
            <text:p>Include?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KY_SURFACE_SW_IRRADIANCE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4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SW_IRRADIANCE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4" calcext:value-type="float">
            <text:p>1984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SW_IRRADIANCE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LEAR_SKY_SURFACE_SW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CLEAR_SKY_SURFACE_SW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SW_IRRADIANCE_GMT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INSOLATION_CLEARNESS_INDE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KY_SURFACE_SW_DIRECT_NORMAL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CLEAR_SKY_SURFACE_SW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SURFACE_LW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KY_SURFACE_SW_DIFFUSE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SW_DIRECT_NORMAL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SURFACE_PS_ACTIVE_RADIATIO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KY_INSOLATION_CLEARNESS_INDE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SW_DIFFUSE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CLEAR_SKY_SURFACE_PS_ACTIVE_RADIATIO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CLEAR_SKY_INSOLATION_CLEARNESS_INDE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INSOLATION_CLEARNESS_INDE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SURFACE_UVA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KY_SURFACE_ALBEDO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ALBEDO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SURFACE_UVB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TOA_SW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TOA_SW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SURFACE_UV_INDE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CLOUD_AMOUNT</text:p>
          </table:table-cell>
          <table:table-cell table:style-name="ce10" office:value-type="string" calcext:value-type="string">
            <text:p>Monthly</text:p>
          </table:table-cell>
          <table:table-cell table:style-name="ce10" office:value-type="float" office:value="1984" calcext:value-type="float">
            <text:p>1984</text:p>
          </table:table-cell>
          <table:table-cell table:style-name="ce10" office:value-type="string" calcext:value-type="string">
            <text:p>Y</text:p>
          </table:table-cell>
          <table:table-cell/>
          <table:table-cell table:style-name="ce5" office:value-type="string" calcext:value-type="string">
            <text:p>CLOUD_AMOUNT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WINDSPEED_2M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PS_ACTIVE_RADIATION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PS_ACTIVE_RADIATION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LEAR_SKY_SURFACE_PS_ACTIVE_RADIATION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CLEAR_SKY_SURFACE_PS_ACTIVE_RADIATIO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DEW_FROST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UVA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UVA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WET_TEMP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10"/>
          <table:table-cell/>
          <table:table-cell table:style-name="ce10" office:value-type="string" calcext:value-type="string">
            <text:p>SKY_SURFACE_UVB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UVB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EARTH_SKIN_TEMP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10"/>
          <table:table-cell/>
          <table:table-cell table:style-name="ce10" office:value-type="string" calcext:value-type="string">
            <text:p>SKY_SURFACE_UV_INDE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UV_INDE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TEMP_RANG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WINDSPEED_2M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RECT_NORMAL_IRRADIANCE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TEMP_MAX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RECT_NORMAL_IRRADIANCE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TEMP_MIN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5"/>
          <table:table-cell table:style-name="ce7"/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DEW_FROST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FFUSE_IRRADIANCE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PECIFIC_HUMIDITY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WET_TEMP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FFUSE_IRRADIANCE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RELATIVE_HUMIDITY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5"/>
          <table:table-cell table:style-name="ce7"/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EARTH_SKIN_TEMP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MIDDAY_INSOLATION_INCIDENT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PRECIPITATION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5"/>
          <table:table-cell table:style-name="ce10"/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TEMP_RANG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WINDSPEED_2M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SURFACE_PRESSUR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4"/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_MAX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10M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5"/>
          <table:table-cell table:style-name="ce10"/>
          <table:table-cell table:style-name="ce10" office:value-type="string" calcext:value-type="string">
            <text:p>Y</text:p>
          </table:table-cell>
          <table:table-cell table:style-name="ce10"/>
          <table:table-cell/>
          <table:table-cell table:style-name="ce5" office:value-type="string" calcext:value-type="string">
            <text:p>TEMP_MIN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DEW_FROST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10M_MA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KY_SURFACE_LW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WET_TEMP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10M_MI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SPECIFIC_HUMIDITY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EARTH_SKIN_TEMP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10M_RANG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RELATIVE_HUMIDITY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TEMP_RANG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WIND_DIRECTION_10M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PRECIPITATION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_MAX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50M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PRECIPITATION_SUM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_MIN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50M_MA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URFACE_PRESSUR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EARTH_SKIN_TEMP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50M_MI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WINDSPEED_10M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EARTH_SKIN_TEMP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50M_RANG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10M_MA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LW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WIND_DIRECTION_50M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10M_MIN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SPECIFIC_HUMIDITY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OOLING_DEGREE_DAYS_ABOVE_ZERO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10M_RANG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RELATIVE_HUMIDITY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OOLING_DEGREE_DAYS_ABOVE_10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_DIRECTION_10M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PRECIPITATION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OOLING_DEGREE_DAYS_ABOVE_18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50M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PRECIPITATION_SUM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HEATING_DEGREE_DAYS_BELOW_ZERO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50M_MA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URFACE_PRESSUR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HEATING_DEGREE_DAYS_BELOW_10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50M_MIN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WINDSPEED_10M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HEATING_DEGREE_DAYS_BELOW_18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50M_RANG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10M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SURFACE_SOIL_WETNESS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WIND_DIRECTION_50M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10M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ROOT_SOIL_WETNESS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/>
          <table:table-cell table:style-name="ce7"/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ZERO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10M_RANG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PROFILE_SOIL_MOISTURE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/>
          <table:table-cell table:style-name="ce7"/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10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10" office:value-type="string" calcext:value-type="string">
            <text:p>COOLING_DEGREE_DAYS_ABOVE_18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10" office:value-type="string" calcext:value-type="string">
            <text:p>HEATING_DEGREE_DAYS_BELOW_ZERO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10" office:value-type="string" calcext:value-type="string">
            <text:p>HEATING_DEGREE_DAYS_BELOW_10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_RANG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10" office:value-type="string" calcext:value-type="string">
            <text:p>HEATING_DEGREE_DAYS_BELOW_18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CLOUD_AMOUNT_GMT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5" office:value-type="string" calcext:value-type="string">
            <text:p>SURFACE_SOIL_WETNESS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ZERO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5" office:value-type="string" calcext:value-type="string">
            <text:p>ROOT_SOIL_WETNESS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10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5" office:value-type="string" calcext:value-type="string">
            <text:p>PROFILE_SOIL_MOISTURE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18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 calcext:value-type="string">
            <text:p>HEATING_DEGREE_DAYS_BELOW_ZERO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 calcext:value-type="string">
            <text:p>HEATING_DEGREE_DAYS_BELOW_10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 calcext:value-type="string">
            <text:p>HEATING_DEGREE_DAYS_BELOW_18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13"/>
          <table:table-cell table:style-name="ce5" office:value-type="string" calcext:value-type="string">
            <text:p>SURFACE_SOIL_WETNESS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5" office:value-type="string" calcext:value-type="string">
            <text:p>ROOT_SOIL_WETNESS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5" office:value-type="string" calcext:value-type="string">
            <text:p>PROFILE_SOIL_MOISTURE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wnloading" table:style-name="ta1"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2" table:number-columns-repeated="3" table:default-cell-style-name="ce11"/>
        <table:table-column table:style-name="co9" table:default-cell-style-name="ce11"/>
        <table:table-column table:style-name="co6" table:number-columns-repeated="1017" table:default-cell-style-name="ce11"/>
        <table:table-row table:style-name="ro2">
          <table:table-cell table:style-name="ce8" office:value-type="string" calcext:value-type="string" table:number-columns-spanned="7" table:number-rows-spanned="1">
            <text:p>ALL NASA POWER DATASETS</text:p>
          </table:table-cell>
          <table:covered-table-cell table:style-name="ce9"/>
          <table:covered-table-cell/>
          <table:covered-table-cell table:number-columns-repeated="4" table:style-name="ce9"/>
          <table:table-cell table:number-columns-repeated="1017"/>
        </table:table-row>
        <table:table-row table:style-name="ro1"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Value</text:p>
          </table:table-cell>
          <table:table-cell/>
          <table:table-cell table:style-name="ce9" office:value-type="string" calcext:value-type="string">
            <text:p>Period</text:p>
          </table:table-cell>
          <table:table-cell table:style-name="ce9" office:value-type="string" calcext:value-type="string">
            <text:p>Datasets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Column count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ys</text:p>
          </table:table-cell>
          <table:table-cell table:style-name="ce10" office:value-type="float" office:value="365" calcext:value-type="float">
            <text:p>365</text:p>
          </table:table-cell>
          <table:table-cell/>
          <table:table-cell table:style-name="ce10" office:value-type="string" calcext:value-type="string">
            <text:p>Daily</text:p>
          </table:table-cell>
          <table:table-cell table:style-name="ce4" table:formula="of:=[.B3]*[.B4]*[.B6]" office:value-type="float" office:value="569400" calcext:value-type="float">
            <text:p>569400 </text:p>
          </table:table-cell>
          <table:table-cell table:style-name="ce4" table:formula="of:=[.E3]*[.B5]" office:value-type="float" office:value="13096200" calcext:value-type="float">
            <text:p>13096200 </text:p>
          </table:table-cell>
          <table:table-cell table:style-name="ce4" table:formula="of:=[.B3]*[.B4]" office:value-type="float" office:value="14235" calcext:value-type="float">
            <text:p>14235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Years</text:p>
          </table:table-cell>
          <table:table-cell table:style-name="ce10" office:value-type="float" office:value="39" calcext:value-type="float">
            <text:p>39</text:p>
          </table:table-cell>
          <table:table-cell/>
          <table:table-cell table:style-name="ce10" office:value-type="string" calcext:value-type="string">
            <text:p>Monthly</text:p>
          </table:table-cell>
          <table:table-cell table:style-name="ce4" table:formula="of:=[.B4]*[.B7]" office:value-type="float" office:value="1833" calcext:value-type="float">
            <text:p>1833 </text:p>
          </table:table-cell>
          <table:table-cell table:style-name="ce4" table:formula="of:=[.E4]*[.B5]" office:value-type="float" office:value="42159" calcext:value-type="float">
            <text:p>42159 </text:p>
          </table:table-cell>
          <table:table-cell table:style-name="ce4" table:formula="of:=[.B4]*[.B9]" office:value-type="float" office:value="507" calcext:value-type="float">
            <text:p>507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Extent tiles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Climatology</text:p>
          </table:table-cell>
          <table:table-cell table:style-name="ce4" table:formula="of:=[.B4]*[.B8]" office:value-type="float" office:value="2067" calcext:value-type="float">
            <text:p>2067 </text:p>
          </table:table-cell>
          <table:table-cell table:style-name="ce4" table:formula="of:=[.E5]*[.B5]" office:value-type="float" office:value="47541" calcext:value-type="float">
            <text:p>47541 </text:p>
          </table:table-cell>
          <table:table-cell table:style-name="ce4" table:formula="of:=[.B9]" office:value-type="float" office:value="13" calcext:value-type="float">
            <text:p>13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ily datasets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onthly datasets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imatology datasets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Monthly/Annual columns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HIGH PRIORITY NASA POWER DATASETS</text:p>
          </table:table-cell>
          <table:covered-table-cell table:style-name="ce9"/>
          <table:covered-table-cell/>
          <table:covered-table-cell table:number-columns-repeated="4" table:style-name="ce9"/>
          <table:table-cell table:number-columns-repeated="1017"/>
        </table:table-row>
        <table:table-row table:style-name="ro1"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Value</text:p>
          </table:table-cell>
          <table:table-cell/>
          <table:table-cell table:style-name="ce9" office:value-type="string" calcext:value-type="string">
            <text:p>Period</text:p>
          </table:table-cell>
          <table:table-cell table:style-name="ce9" office:value-type="string" calcext:value-type="string">
            <text:p>Datasets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Column count per table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ys</text:p>
          </table:table-cell>
          <table:table-cell table:style-name="ce10" office:value-type="float" office:value="365" calcext:value-type="float">
            <text:p>365</text:p>
          </table:table-cell>
          <table:table-cell/>
          <table:table-cell table:style-name="ce10" office:value-type="string" calcext:value-type="string">
            <text:p>Daily</text:p>
          </table:table-cell>
          <table:table-cell table:style-name="ce4" table:formula="of:=[.B13]*[.B14]*[.B16]" office:value-type="float" office:value="199290" calcext:value-type="float">
            <text:p>199290 </text:p>
          </table:table-cell>
          <table:table-cell table:style-name="ce4" table:formula="of:=[.E13]*[.B15]" office:value-type="float" office:value="4583670" calcext:value-type="float">
            <text:p>4583670 </text:p>
          </table:table-cell>
          <table:table-cell table:style-name="ce4" table:formula="of:=[.B13]*[.B14]" office:value-type="float" office:value="14235" calcext:value-type="float">
            <text:p>14235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Years</text:p>
          </table:table-cell>
          <table:table-cell table:style-name="ce10" office:value-type="float" office:value="39" calcext:value-type="float">
            <text:p>39</text:p>
          </table:table-cell>
          <table:table-cell/>
          <table:table-cell table:style-name="ce10" office:value-type="string" calcext:value-type="string">
            <text:p>Monthly</text:p>
          </table:table-cell>
          <table:table-cell table:style-name="ce4" table:formula="of:=[.B17]*[.B14]" office:value-type="float" office:value="702" calcext:value-type="float">
            <text:p>702 </text:p>
          </table:table-cell>
          <table:table-cell table:style-name="ce4" table:formula="of:=[.E14]*[.B15]" office:value-type="float" office:value="16146" calcext:value-type="float">
            <text:p>16146 </text:p>
          </table:table-cell>
          <table:table-cell table:style-name="ce4" table:formula="of:=[.B14]*[.B19]" office:value-type="float" office:value="507" calcext:value-type="float">
            <text:p>507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Extent tiles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Climatology</text:p>
          </table:table-cell>
          <table:table-cell table:style-name="ce4" table:formula="of:=[.B14]*[.B18]" office:value-type="float" office:value="702" calcext:value-type="float">
            <text:p>702 </text:p>
          </table:table-cell>
          <table:table-cell table:style-name="ce4" table:formula="of:=[.E15]*[.B15]" office:value-type="float" office:value="16146" calcext:value-type="float">
            <text:p>16146 </text:p>
          </table:table-cell>
          <table:table-cell table:style-name="ce4" office:value-type="float" office:value="13" calcext:value-type="float">
            <text:p>13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ily datasets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onthly datasets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imatology datasets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Monthly/Annual columns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emporal</text:p>
          </table:table-cell>
          <table:table-cell table:style-name="ce15" office:value-type="string" calcext:value-type="string">
            <text:p>Gap years</text:p>
          </table:table-cell>
          <table:table-cell table:style-name="ce15" office:value-type="string" calcext:value-type="string">
            <text:p>Column count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Daily datasets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[.B13]*[.B22]" office:value-type="float" office:value="9125" calcext:value-type="float">
            <text:p>9125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Monthly datasets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Climatology datasets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Service</text:p>
          </table:table-cell>
          <table:table-cell table:style-name="ce15" office:value-type="string" calcext:value-type="string">
            <text:p>Limit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Climatology</text:p>
          </table:table-cell>
          <table:table-cell table:style-name="ce14" office:value-type="string" calcext:value-type="string">
            <text:p>60/min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Monthly</text:p>
          </table:table-cell>
          <table:table-cell table:style-name="ce14" office:value-type="string" calcext:value-type="string">
            <text:p>60/min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Daily</text:p>
          </table:table-cell>
          <table:table-cell table:style-name="ce14" office:value-type="string" calcext:value-type="string">
            <text:p>60/min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/>
      <number:text> </number:text>
    </number:number-style>
    <number:number-style style:name="N114">
      <number:text>(</number:text>
      <number:number number:decimal-places="0" number:min-decimal-places="0" number:min-integer-digits="1"/>
      <number:text>)</number:text>
      <style:map style:condition="value()&gt;=0" style:apply-style-name="N114P0"/>
    </number:number-style>
    <number:number-style style:name="N113">
      <number:number number:decimal-places="0" number:min-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Michael van der Laan</meta:initial-creator>
    <meta:creation-date>2022-06-29T12:59:52Z</meta:creation-date>
    <dc:date>2022-07-18T08:51:52.962690492</dc:date>
    <meta:editing-cycles>30</meta:editing-cycles>
    <meta:editing-duration>P6DT1H42M28S</meta:editing-duration>
    <meta:document-statistic meta:table-count="2" meta:cell-count="474" meta:object-count="0"/>
  </office:meta>
</office:document-meta>
</file>